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%=info_periode_label=% :</text:span> %=info_periode_val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7T08:59:41</meta:creation-date>
    <dc:date>2010-03-03T13:32:10</dc:date>
    <meta:editing-cycles>10</meta:editing-cycles>
    <meta:editing-duration>PT10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6" meta:character-count="45"/>
  </office:meta>
</office:document-meta>
</file>